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Table1-Vars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le1-Vars.A" style:family="table-column">
      <style:table-column-properties style:column-width="1.296cm"/>
    </style:style>
    <style:style style:name="Table1-Vars.B" style:family="table-column">
      <style:table-column-properties style:column-width="5.001cm"/>
    </style:style>
    <style:style style:name="Table1-Vars.C" style:family="table-column">
      <style:table-column-properties style:column-width="5.715cm"/>
    </style:style>
    <style:style style:name="Table1-Vars.D" style:family="table-column">
      <style:table-column-properties style:column-width="1.799cm"/>
    </style:style>
    <style:style style:name="Table1-Vars.E" style:family="table-column">
      <style:table-column-properties style:column-width="3.201cm"/>
    </style:style>
    <style:style style:name="Table1-Vars.1" style:family="table-row">
      <style:table-row-properties fo:keep-together="auto"/>
    </style:style>
    <style:style style:name="Table1-Va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-Vars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-Vars.2" style:family="table-row">
      <style:table-row-properties fo:background-color="transparent" fo:keep-together="auto">
        <style:background-image/>
      </style:table-row-properties>
    </style:style>
    <style:style style:name="Table1-Vars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-Vars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1f8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04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88b4" officeooo:paragraph-rsid="002172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e53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fec" officeooo:paragraph-rsid="00204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aed2" officeooo:paragraph-rsid="0020a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58ac" officeooo:paragraph-rsid="002458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73a2" officeooo:paragraph-rsid="002473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d3e" officeooo:paragraph-rsid="00248d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fb1a" officeooo:paragraph-rsid="001efb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efb1a" officeooo:paragraph-rsid="001efb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1f88b4" officeooo:paragraph-rsid="001f8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0e53" officeooo:paragraph-rsid="00200e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4fec" officeooo:paragraph-rsid="00204f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ource Code Pro" fo:font-size="12pt" fo:font-style="normal" fo:text-shadow="none" style:text-underline-style="none" fo:font-weight="normal" officeooo:rsid="0020aed2" officeooo:paragraph-rsid="0020a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Source Code Pro"/>
    </style:style>
    <style:style style:name="T2" style:family="text">
      <style:text-properties style:font-name="Source Code Pro" officeooo:rsid="00204fec"/>
    </style:style>
    <style:style style:name="T3" style:family="text">
      <style:text-properties officeooo:rsid="00200e53"/>
    </style:style>
    <style:style style:name="T4" style:family="text">
      <style:text-properties officeooo:rsid="00204fec"/>
    </style:style>
    <style:style style:name="T5" style:family="text">
      <style:text-properties officeooo:rsid="002172da"/>
    </style:style>
    <style:style style:name="T6" style:family="text">
      <style:text-properties officeooo:rsid="002458ac"/>
    </style:style>
    <style:style style:name="T7" style:family="text">
      <style:text-properties officeooo:rsid="00248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-Vars" table:style-name="Table1-Vars" table:template-name="Default Style">
        <table:table-column table:style-name="Table1-Vars.A"/>
        <table:table-column table:style-name="Table1-Vars.B"/>
        <table:table-column table:style-name="Table1-Vars.C"/>
        <table:table-column table:style-name="Table1-Vars.D"/>
        <table:table-column table:style-name="Table1-Vars.E"/>
        <table:table-row table:style-name="Table1-Vars.1">
          <table:table-cell table:style-name="Table1-Vars.A1" office:value-type="string">
            <text:p text:style-name="P15">Var</text:p>
          </table:table-cell>
          <table:table-cell table:style-name="Table1-Vars.A1" office:value-type="string">
            <text:p text:style-name="P15">Short description</text:p>
          </table:table-cell>
          <table:table-cell table:style-name="Table1-Vars.A1" office:value-type="string">
            <text:p text:style-name="P15">Description</text:p>
          </table:table-cell>
          <table:table-cell table:style-name="Table1-Vars.A1" office:value-type="string">
            <text:p text:style-name="P15">Type</text:p>
          </table:table-cell>
          <table:table-cell table:style-name="Table1-Vars.E1" office:value-type="string">
            <text:p text:style-name="P15">Notes</text:p>
          </table:table-cell>
        </table:table-row>
        <table:table-row table:style-name="Table1-Vars.2">
          <table:table-cell table:style-name="Table1-Vars.A2" office:value-type="string">
            <text:p text:style-name="P17">tsda</text:p>
          </table:table-cell>
          <table:table-cell table:style-name="Table1-Vars.A2" office:value-type="string">
            <text:p text:style-name="P3">total_size_data</text:p>
          </table:table-cell>
          <table:table-cell table:style-name="Table1-Vars.A2" office:value-type="string">
            <text:p text:style-name="P2">Total records/rows number</text:p>
          </table:table-cell>
          <table:table-cell table:style-name="Table1-Vars.A2" office:value-type="string">
            <text:p text:style-name="P17">int</text:p>
          </table:table-cell>
          <table:table-cell table:style-name="Table1-Vars.E2" office:value-type="string">
            <text:p text:style-name="P2"/>
          </table:table-cell>
        </table:table-row>
        <table:table-row table:style-name="Table1-Vars.2">
          <table:table-cell table:style-name="Table1-Vars.A2" office:value-type="string">
            <text:p text:style-name="P17">tsfe</text:p>
          </table:table-cell>
          <table:table-cell table:style-name="Table1-Vars.A2" office:value-type="string">
            <text:p text:style-name="P3">total_size_features</text:p>
          </table:table-cell>
          <table:table-cell table:style-name="Table1-Vars.A2" office:value-type="string">
            <text:p text:style-name="P2">Total features/cols number</text:p>
          </table:table-cell>
          <table:table-cell table:style-name="Table1-Vars.A2" office:value-type="string">
            <text:p text:style-name="P17"/>
          </table:table-cell>
          <table:table-cell table:style-name="Table1-Vars.E2" office:value-type="string">
            <text:p text:style-name="P2"/>
          </table:table-cell>
        </table:table-row>
        <table:table-row table:style-name="Table1-Vars.2">
          <table:table-cell table:style-name="Table1-Vars.A2" office:value-type="string">
            <text:p text:style-name="P17">ssfe</text:p>
          </table:table-cell>
          <table:table-cell table:style-name="Table1-Vars.A2" office:value-type="string">
            <text:p text:style-name="P4">sample_size_features</text:p>
          </table:table-cell>
          <table:table-cell table:style-name="Table1-Vars.A2" office:value-type="string">
            <text:p text:style-name="P2">Number of features to consider</text:p>
          </table:table-cell>
          <table:table-cell table:style-name="Table1-Vars.A2" office:value-type="string">
            <text:p text:style-name="P17"/>
          </table:table-cell>
          <table:table-cell table:style-name="Table1-Vars.E2" office:value-type="string">
            <text:p text:style-name="P9">ssfe = tsfe * spfe</text:p>
          </table:table-cell>
        </table:table-row>
        <table:table-row table:style-name="Table1-Vars.2">
          <table:table-cell table:style-name="Table1-Vars.A2" office:value-type="string">
            <text:p text:style-name="P17">sstr</text:p>
          </table:table-cell>
          <table:table-cell table:style-name="Table1-Vars.A2" office:value-type="string">
            <text:p text:style-name="P3">sample_size_training</text:p>
          </table:table-cell>
          <table:table-cell table:style-name="Table1-Vars.A2" office:value-type="string">
            <text:p text:style-name="P2">The training sample size</text:p>
          </table:table-cell>
          <table:table-cell table:style-name="Table1-Vars.A2" office:value-type="string">
            <text:p text:style-name="P17"/>
          </table:table-cell>
          <table:table-cell table:style-name="Table1-Vars.E2" office:value-type="string">
            <text:p text:style-name="P2">sstr = tsda * sptr</text:p>
          </table:table-cell>
        </table:table-row>
        <table:table-row table:style-name="Table1-Vars.2">
          <table:table-cell table:style-name="Table1-Vars.A2" office:value-type="string">
            <text:p text:style-name="P17">sste</text:p>
          </table:table-cell>
          <table:table-cell table:style-name="Table1-Vars.A2" office:value-type="string">
            <text:p text:style-name="P3">sample_size_test</text:p>
          </table:table-cell>
          <table:table-cell table:style-name="Table1-Vars.A2" office:value-type="string">
            <text:p text:style-name="P2">The test sample size</text:p>
          </table:table-cell>
          <table:table-cell table:style-name="Table1-Vars.A2" office:value-type="string">
            <text:p text:style-name="P17"/>
          </table:table-cell>
          <table:table-cell table:style-name="Table1-Vars.E2" office:value-type="string">
            <text:p text:style-name="P2"/>
          </table:table-cell>
        </table:table-row>
        <table:table-row table:style-name="Table1-Vars.2">
          <table:table-cell table:style-name="Table1-Vars.A2" office:value-type="string">
            <text:p text:style-name="P17">tsac</text:p>
          </table:table-cell>
          <table:table-cell table:style-name="Table1-Vars.A2" office:value-type="string">
            <text:p text:style-name="P3">test_set_accuracy</text:p>
          </table:table-cell>
          <table:table-cell table:style-name="Table1-Vars.A2" office:value-type="string">
            <text:p text:style-name="P2">Current test set accuracy</text:p>
          </table:table-cell>
          <table:table-cell table:style-name="Table1-Vars.A2" office:value-type="string">
            <text:p text:style-name="P17">float</text:p>
          </table:table-cell>
          <table:table-cell table:style-name="Table1-Vars.E2" office:value-type="string">
            <text:p text:style-name="P13">Initial: 0.00</text:p>
          </table:table-cell>
        </table:table-row>
        <table:table-row table:style-name="Table1-Vars.2">
          <table:table-cell table:style-name="Table1-Vars.A2" office:value-type="string">
            <text:p text:style-name="P17">tsta</text:p>
          </table:table-cell>
          <table:table-cell table:style-name="Table1-Vars.A2" office:value-type="string">
            <text:p text:style-name="P3">test_set_target_accuracy</text:p>
          </table:table-cell>
          <table:table-cell table:style-name="Table1-Vars.A2" office:value-type="string">
            <text:p text:style-name="P2">The desired accuracy for the test set</text:p>
          </table:table-cell>
          <table:table-cell table:style-name="Table1-Vars.A2" office:value-type="string">
            <text:p text:style-name="P17"/>
          </table:table-cell>
          <table:table-cell table:style-name="Table1-Vars.E2" office:value-type="string">
            <text:p text:style-name="P5">Initial: 0.95</text:p>
          </table:table-cell>
        </table:table-row>
        <table:table-row table:style-name="Table1-Vars.2">
          <table:table-cell table:style-name="Table1-Vars.A2" office:value-type="string">
            <text:p text:style-name="P17">sptr</text:p>
          </table:table-cell>
          <table:table-cell table:style-name="Table1-Vars.A2" office:value-type="string">
            <text:p text:style-name="P3">starting_percent_training</text:p>
          </table:table-cell>
          <table:table-cell table:style-name="Table1-Vars.A2" office:value-type="string">
            <text:p text:style-name="P5">The percent of records/rows to consider for the training set</text:p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5">Initial: 0.75</text:p>
          </table:table-cell>
        </table:table-row>
        <table:table-row table:style-name="Table1-Vars.2">
          <table:table-cell table:style-name="Table1-Vars.A2" office:value-type="string">
            <text:p text:style-name="P18"><text:span text:style-name="T7">s</text:span>tpt</text:p>
          </table:table-cell>
          <table:table-cell table:style-name="Table1-Vars.A2" office:value-type="string">
            <text:p text:style-name="P14">step_percent_training</text:p>
          </table:table-cell>
          <table:table-cell table:style-name="Table1-Vars.A2" office:value-type="string">
            <text:p text:style-name="P5">How much will increment the <text:span text:style-name="T1">sptr</text:span> for each iteration</text:p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5">Default: 0.1<text:span text:style-name="T6">0</text:span></text:p>
          </table:table-cell>
        </table:table-row>
        <table:table-row table:style-name="Table1-Vars.2">
          <table:table-cell table:style-name="Table1-Vars.A2" office:value-type="string">
            <text:p text:style-name="P19">spfe</text:p>
          </table:table-cell>
          <table:table-cell table:style-name="Table1-Vars.A2" office:value-type="string">
            <text:p text:style-name="P3">starting_percent_features</text:p>
          </table:table-cell>
          <table:table-cell table:style-name="Table1-Vars.A2" office:value-type="string">
            <text:p text:style-name="P6">The percent of <text:span text:style-name="T3">features</text:span>/<text:span text:style-name="T3">cols</text:span> to consider</text:p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9">Initial: 0.75</text:p>
          </table:table-cell>
        </table:table-row>
        <table:table-row table:style-name="Table1-Vars.2">
          <table:table-cell table:style-name="Table1-Vars.A2" office:value-type="string">
            <text:p text:style-name="P20">stpf</text:p>
          </table:table-cell>
          <table:table-cell table:style-name="Table1-Vars.A2" office:value-type="string">
            <text:p text:style-name="P3">step_percent_features</text:p>
          </table:table-cell>
          <table:table-cell table:style-name="Table1-Vars.A2" office:value-type="string">
            <text:p text:style-name="P7">How much will increment the <text:span text:style-name="T1">sp</text:span><text:span text:style-name="T2">fe</text:span> for each iteration</text:p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7">Default: 0.1<text:span text:style-name="T6">0</text:span></text:p>
          </table:table-cell>
        </table:table-row>
        <table:table-row table:style-name="Table1-Vars.2">
          <table:table-cell table:style-name="Table1-Vars.A2" office:value-type="string">
            <text:p text:style-name="P20">sptt</text:p>
          </table:table-cell>
          <table:table-cell table:style-name="Table1-Vars.A2" office:value-type="string">
            <text:p text:style-name="P3">starting_percent_test</text:p>
          </table:table-cell>
          <table:table-cell table:style-name="Table1-Vars.A2" office:value-type="string">
            <text:p text:style-name="P7">The percent of records/rows to consider for the <text:span text:style-name="T4">test</text:span> set</text:p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10">Initial: 0.1<text:span text:style-name="T6">0</text:span></text:p>
          </table:table-cell>
        </table:table-row>
        <table:table-row table:style-name="Table1-Vars.2">
          <table:table-cell table:style-name="Table1-Vars.A2" office:value-type="string">
            <text:p text:style-name="P21">sppr</text:p>
          </table:table-cell>
          <table:table-cell table:style-name="Table1-Vars.A2" office:value-type="string">
            <text:p text:style-name="P11">starting_percent_prediction</text:p>
          </table:table-cell>
          <table:table-cell table:style-name="Table1-Vars.A2" office:value-type="string">
            <text:p text:style-name="P8">The percent of records/rows to consider for the <text:span text:style-name="T5">prediction</text:span> set</text:p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12">Default: 0.10</text:p>
          </table:table-cell>
        </table:table-row>
        <table:table-row table:style-name="Table1-Vars.2">
          <table:table-cell table:style-name="Table1-Vars.A2" office:value-type="string">
            <text:p text:style-name="P16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1"/>
          </table:table-cell>
        </table:table-row>
        <table:table-row table:style-name="Table1-Vars.2">
          <table:table-cell table:style-name="Table1-Vars.A2" office:value-type="string">
            <text:p text:style-name="P16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1"/>
          </table:table-cell>
        </table:table-row>
        <table:table-row table:style-name="Table1-Vars.2">
          <table:table-cell table:style-name="Table1-Vars.A2" office:value-type="string">
            <text:p text:style-name="P16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1"/>
          </table:table-cell>
        </table:table-row>
        <table:table-row table:style-name="Table1-Vars.2">
          <table:table-cell table:style-name="Table1-Vars.A2" office:value-type="string">
            <text:p text:style-name="P16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1"/>
          </table:table-cell>
        </table:table-row>
        <table:table-row table:style-name="Table1-Vars.2">
          <table:table-cell table:style-name="Table1-Vars.A2" office:value-type="string">
            <text:p text:style-name="P16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1"/>
          </table:table-cell>
        </table:table-row>
        <table:table-row table:style-name="Table1-Vars.2">
          <table:table-cell table:style-name="Table1-Vars.A2" office:value-type="string">
            <text:p text:style-name="P16"/>
          </table:table-cell>
          <table:table-cell table:style-name="Table1-Vars.A2" office:value-type="string">
            <text:p text:style-name="P3"/>
          </table:table-cell>
          <table:table-cell table:style-name="Table1-Vars.A2" office:value-type="string">
            <text:p text:style-name="P1"/>
          </table:table-cell>
          <table:table-cell table:style-name="Table1-Vars.A2" office:value-type="string">
            <text:p text:style-name="P16"/>
          </table:table-cell>
          <table:table-cell table:style-name="Table1-Vars.E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8:53:36.381205321</meta:creation-date>
    <dc:date>2018-04-12T21:52:09.388855659</dc:date>
    <meta:editing-duration>PT1H31M24S</meta:editing-duration>
    <meta:editing-cycles>7</meta:editing-cycles>
    <meta:generator>LibreOffice/6.0.1.1$Linux_X86_64 LibreOffice_project/60bfb1526849283ce2491346ed2aa51c465abfe6</meta:generator>
    <meta:document-statistic meta:table-count="1" meta:image-count="0" meta:object-count="0" meta:page-count="1" meta:paragraph-count="56" meta:word-count="144" meta:character-count="1018" meta:non-whitespace-character-count="930"/>
  </office:meta>
</office:document-meta>
</file>